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14da7"/>
    </style:style>
    <style:style style:name="P47" style:family="paragraph" style:parent-style-name="Standard">
      <style:paragraph-properties fo:line-height="100%"/>
      <style:text-properties officeooo:rsid="0001962e" officeooo:paragraph-rsid="0118c8d3"/>
    </style:style>
    <style:style style:name="P48" style:family="paragraph" style:parent-style-name="Standard">
      <style:text-properties officeooo:rsid="0001962e" officeooo:paragraph-rsid="00e3dc38"/>
    </style:style>
    <style:style style:name="P49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0" style:family="paragraph" style:parent-style-name="Standard">
      <style:text-properties officeooo:rsid="00059e5d" officeooo:paragraph-rsid="00059e5d"/>
    </style:style>
    <style:style style:name="P51" style:family="paragraph" style:parent-style-name="Standard">
      <style:text-properties officeooo:rsid="00059e5d" officeooo:paragraph-rsid="000991e0"/>
    </style:style>
    <style:style style:name="P52" style:family="paragraph" style:parent-style-name="Standard">
      <style:text-properties officeooo:rsid="00059e5d" officeooo:paragraph-rsid="000b7b0f"/>
    </style:style>
    <style:style style:name="P53" style:family="paragraph" style:parent-style-name="Standard">
      <style:text-properties officeooo:rsid="000a545a" officeooo:paragraph-rsid="000a545a"/>
    </style:style>
    <style:style style:name="P54" style:family="paragraph" style:parent-style-name="Standard">
      <style:text-properties officeooo:rsid="000aa2e4" officeooo:paragraph-rsid="000aa2e4"/>
    </style:style>
    <style:style style:name="P55" style:family="paragraph" style:parent-style-name="Standard">
      <style:text-properties officeooo:rsid="000b7b0f" officeooo:paragraph-rsid="000b7b0f"/>
    </style:style>
    <style:style style:name="P56" style:family="paragraph" style:parent-style-name="Standard">
      <style:text-properties officeooo:rsid="000c67ec" officeooo:paragraph-rsid="000c67ec"/>
    </style:style>
    <style:style style:name="P57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58" style:family="paragraph" style:parent-style-name="Standard">
      <style:text-properties officeooo:rsid="002c4e63" officeooo:paragraph-rsid="002c4e63"/>
    </style:style>
    <style:style style:name="P59" style:family="paragraph" style:parent-style-name="Standard">
      <style:text-properties officeooo:rsid="002f8503" officeooo:paragraph-rsid="002f8503"/>
    </style:style>
    <style:style style:name="P60" style:family="paragraph" style:parent-style-name="Standard">
      <style:text-properties officeooo:rsid="002f8503" officeooo:paragraph-rsid="0031c5dd"/>
    </style:style>
    <style:style style:name="P61" style:family="paragraph" style:parent-style-name="Standard">
      <style:text-properties officeooo:rsid="0031c5dd" officeooo:paragraph-rsid="0031c5dd"/>
    </style:style>
    <style:style style:name="P62" style:family="paragraph" style:parent-style-name="Standard">
      <style:text-properties officeooo:rsid="0033a196" officeooo:paragraph-rsid="0033a196"/>
    </style:style>
    <style:style style:name="P63" style:family="paragraph" style:parent-style-name="Standard">
      <style:text-properties officeooo:rsid="007b0ad1" officeooo:paragraph-rsid="007b0ad1"/>
    </style:style>
    <style:style style:name="P64" style:family="paragraph" style:parent-style-name="Standard">
      <style:text-properties officeooo:rsid="007b0ad1" officeooo:paragraph-rsid="007c7572"/>
    </style:style>
    <style:style style:name="P65" style:family="paragraph" style:parent-style-name="Standard">
      <style:text-properties officeooo:rsid="007b0ad1" officeooo:paragraph-rsid="007dcb96"/>
    </style:style>
    <style:style style:name="P66" style:family="paragraph" style:parent-style-name="Standard">
      <style:text-properties officeooo:rsid="007b0ad1" officeooo:paragraph-rsid="00846263"/>
    </style:style>
    <style:style style:name="P67" style:family="paragraph" style:parent-style-name="Standard">
      <style:text-properties officeooo:rsid="009bdc58" officeooo:paragraph-rsid="009bdc58"/>
    </style:style>
    <style:style style:name="P68" style:family="paragraph" style:parent-style-name="Standard">
      <style:text-properties officeooo:rsid="00c7eaa8" officeooo:paragraph-rsid="00c7eaa8"/>
    </style:style>
    <style:style style:name="P69" style:family="paragraph" style:parent-style-name="Standard">
      <style:text-properties officeooo:rsid="0001962e" officeooo:paragraph-rsid="0040bc57" fo:background-color="#ffff00"/>
    </style:style>
    <style:style style:name="P70" style:family="paragraph" style:parent-style-name="Standard">
      <style:text-properties officeooo:rsid="0001962e" officeooo:paragraph-rsid="00305fd2" fo:background-color="#ffff00"/>
    </style:style>
    <style:style style:name="P71" style:family="paragraph" style:parent-style-name="Standard">
      <style:text-properties officeooo:rsid="0001962e" officeooo:paragraph-rsid="0116e1a3" fo:background-color="#ffff00"/>
    </style:style>
    <style:style style:name="P72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3" style:family="paragraph" style:parent-style-name="Standard">
      <style:text-properties officeooo:rsid="002f8503" officeooo:paragraph-rsid="002f8503" fo:background-color="#ffff00"/>
    </style:style>
    <style:style style:name="P74" style:family="paragraph" style:parent-style-name="Standard">
      <style:text-properties officeooo:rsid="00d1be4b" officeooo:paragraph-rsid="00d1be4b"/>
    </style:style>
    <style:style style:name="P75" style:family="paragraph" style:parent-style-name="Standard">
      <style:text-properties officeooo:rsid="00d1be4b" officeooo:paragraph-rsid="00d2e50d"/>
    </style:style>
    <style:style style:name="P76" style:family="paragraph" style:parent-style-name="Standard">
      <style:text-properties officeooo:rsid="00d1be4b" officeooo:paragraph-rsid="00d6c916"/>
    </style:style>
    <style:style style:name="P77" style:family="paragraph" style:parent-style-name="Standard">
      <style:text-properties officeooo:rsid="00d1be4b" officeooo:paragraph-rsid="00d7c885"/>
    </style:style>
    <style:style style:name="P78" style:family="paragraph" style:parent-style-name="Standard">
      <style:text-properties officeooo:paragraph-rsid="00d7c885"/>
    </style:style>
    <style:style style:name="P79" style:family="paragraph" style:parent-style-name="Text_20_body">
      <style:paragraph-properties fo:line-height="100%"/>
      <style:text-properties officeooo:paragraph-rsid="00d7c885"/>
    </style:style>
    <style:style style:name="P80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1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2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3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4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5" style:family="paragraph" style:parent-style-name="Standard">
      <style:text-properties officeooo:rsid="0001962e" officeooo:paragraph-rsid="00e3dc38" fo:background-color="#fff5ce"/>
    </style:style>
    <style:style style:name="P86" style:family="paragraph" style:parent-style-name="Standard">
      <style:text-properties officeooo:rsid="0001962e" officeooo:paragraph-rsid="01114da7" fo:background-color="#fff5ce"/>
    </style:style>
    <style:style style:name="P87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88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89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0" style:family="paragraph" style:parent-style-name="Standard">
      <style:text-properties officeooo:rsid="0001962e" officeooo:paragraph-rsid="0118c8d3" fo:background-color="#fff5ce"/>
    </style:style>
    <style:style style:name="P91" style:family="paragraph" style:parent-style-name="Standard">
      <style:paragraph-properties fo:line-height="100%"/>
      <style:text-properties officeooo:rsid="00fdf5ce" officeooo:paragraph-rsid="00fdf5ce"/>
    </style:style>
    <style:style style:name="P92" style:family="paragraph" style:parent-style-name="Standard">
      <style:paragraph-properties fo:line-height="100%"/>
      <style:text-properties officeooo:rsid="010f7bb2" officeooo:paragraph-rsid="010f7bb2"/>
    </style:style>
    <style:style style:name="P93" style:family="paragraph" style:parent-style-name="Standard">
      <style:text-properties officeooo:rsid="007b0ad1" officeooo:paragraph-rsid="010d7c29" fo:background-color="#ffdbb6"/>
    </style:style>
    <style:style style:name="P94" style:family="paragraph" style:parent-style-name="Standard">
      <style:text-properties officeooo:rsid="0001962e" officeooo:paragraph-rsid="010d7c29" fo:background-color="#ffdbb6"/>
    </style:style>
    <style:style style:name="P95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96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97" style:family="paragraph" style:parent-style-name="Standard" style:list-style-name="L1">
      <style:text-properties officeooo:rsid="00059e5d" officeooo:paragraph-rsid="00059e5d"/>
    </style:style>
    <style:style style:name="P98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9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0">Opening manually:</text:p>
      <text:list xml:id="list2665751922" text:style-name="L1">
        <text:list-item>
          <text:p text:style-name="P97">ros2 run robot_state_publisher robot_state_publisher --ros-args -p robot_description:="$(xacro /home/maryam-mahmood/sdaadof_ws/src/daadbot_desc/urdf/daadbot.urdf.xacro)"</text:p>
        </text:list-item>
        <text:list-item>
          <text:p text:style-name="P97">ros2 run joint_state_publisher_gui joint_state_publisher_gui</text:p>
        </text:list-item>
        <text:list-item>
          <text:p text:style-name="P97">ros2 run rviz2 rviz2</text:p>
        </text:list-item>
      </text:list>
      <text:p text:style-name="P50"/>
      <text:p text:style-name="P50"/>
      <text:p text:style-name="P3">cd ~/sdaadof_ws</text:p>
      <text:p text:style-name="P3">colcon build</text:p>
      <text:p text:style-name="P3">source install/setup.bash</text:p>
      <text:p text:style-name="P50">ros2 launch daadbot_desc display.launch.py</text:p>
      <text:p text:style-name="P50"/>
      <text:p text:style-name="P4">cd ~/sdaadof_ws</text:p>
      <text:p text:style-name="P4">colcon build</text:p>
      <text:p text:style-name="P4">source install/setup.bash</text:p>
      <text:p text:style-name="P51">ros2 launch daadbot_desc gazebo.launch.py</text:p>
      <text:p text:style-name="P51"/>
      <text:p text:style-name="P51"/>
      <text:p text:style-name="P51"/>
      <text:p text:style-name="P53"><text:span text:style-name="T2">Controller Test Commands</text:span>:</text:p>
      <text:p text:style-name="P54">__________________________________________________________________________</text:p>
      <text:p text:style-name="P5">cd ~/sdaadof_ws</text:p>
      <text:p text:style-name="P5">colcon build</text:p>
      <text:p text:style-name="P53"><text:span text:style-name="T1">source install/setup.bash</text:span><text:line-break/>ros2 launch daadbot_desc gazebo.launch.py</text:p>
      <text:p text:style-name="P53"/>
      <text:p text:style-name="P5">cd ~/sdaadof_ws</text:p>
      <text:p text:style-name="P5">colcon build</text:p>
      <text:p text:style-name="P5">source install/setup.bash</text:p>
      <text:p text:style-name="P53">ros2 launch daadbot_controller controller.launch.py</text:p>
      <text:p text:style-name="P53"/>
      <text:p text:style-name="P5">cd ~/sdaadof_ws</text:p>
      <text:p text:style-name="P5">colcon build</text:p>
      <text:p text:style-name="P5">source install/setup.bash</text:p>
      <text:p text:style-name="P53">ros2 topic pub /gripper_controller/commands std_msgs/msg/Float64MultiArray "layout:</text:p>
      <text:p text:style-name="P53"><text:s text:c="2"/>dim: []</text:p>
      <text:p text:style-name="P53"><text:s text:c="2"/>data_offset: 0</text:p>
      <text:p text:style-name="P53">data: [-1]"</text:p>
      <text:p text:style-name="P54">__________________________________________________________________________</text:p>
      <text:p text:style-name="P54"/>
      <text:p text:style-name="P54"/>
      <text:p text:style-name="P54"><text:soft-page-break/></text:p>
      <text:p text:style-name="P54"/>
      <text:p text:style-name="P58">____________________________________________________________________________</text:p>
      <text:p text:style-name="P58"/>
      <text:p text:style-name="P58">ros2 topic pubarm_controller/commanands std_msgs/msg/Float64MultiArray "layout:</text:p>
      <text:p text:style-name="P58"><text:s text:c="2"/>dim: []</text:p>
      <text:p text:style-name="P58"><text:s text:c="2"/>data_offset: 0</text:p>
      <text:p text:style-name="P58">data: [0, 0, 0, 0, 0, 0, 0]"</text:p>
      <text:p text:style-name="P58"/>
      <text:p text:style-name="P58"/>
      <text:p text:style-name="P58">ros2 topic pub /arm_controller/commands std_msgs/msg/Float64MultiArray "layout:</text:p>
      <text:p text:style-name="P58"><text:s text:c="2"/>dim: []</text:p>
      <text:p text:style-name="P58"><text:s text:c="2"/>data_offset: 0</text:p>
      <text:p text:style-name="P58">data: [0.1, -0.2, 0.2, 0.3, -0.5, 0.1, 0.2]"</text:p>
      <text:p text:style-name="P58">____________________________________________________________________________</text:p>
      <text:p text:style-name="P58"/>
      <text:p text:style-name="P55">TF:<text:line-break/></text:p>
      <text:p text:style-name="P6">cd ~/sdaadof_ws</text:p>
      <text:p text:style-name="P6">colcon build</text:p>
      <text:p text:style-name="P6">source install/setup.bash</text:p>
      <text:p text:style-name="P52">ros2 launch daadbot_desc display.launch.py</text:p>
      <text:p text:style-name="P55">___________________________________________________________________________</text:p>
      <text:p text:style-name="P55">ros2 topic echo /tf</text:p>
      <text:p text:style-name="P55">___________________________________________________________________________</text:p>
      <text:p text:style-name="P55">ros2 run tf2_ros tf2_echo Link_1 Link_2</text:p>
      <text:p text:style-name="P55">___________________________________________________________________________</text:p>
      <text:p text:style-name="P55">ros2 run tf2_tools view_frames</text:p>
      <text:p text:style-name="P55">evince frames_2025-02-08_15.50.08.pdf</text:p>
      <text:p text:style-name="P55">___________________________________________________________________________</text:p>
      <text:p text:style-name="P55"/>
      <text:p text:style-name="P55"/>
      <text:p text:style-name="P55"/>
      <text:p text:style-name="P55"/>
      <text:p text:style-name="P57">Moveit2</text:p>
      <text:p text:style-name="P56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59">Uses task IDs to bring manipulator to a hand pose in base frame.<text:tab/><text:tab/>(IK)</text:p>
      <text:p text:style-name="P59"/>
      <text:p text:style-name="P10">daadbot_<text:span text:style-name="T3">posegen</text:span></text:p>
      <text:p text:style-name="P59">Uses task IDs to bring manipulator to a set of joint angles.<text:tab/><text:tab/><text:tab/>(FK)</text:p>
      <text:p text:style-name="P59"/>
      <text:p text:style-name="P61">moveit_pose:</text:p>
      <text:p text:style-name="P60"><text:span text:style-name="T4">Brings</text:span> manipulator to a hand pose in <text:span text:style-name="T4">world</text:span> frame <text:span text:style-name="T4">without task IDs</text:span>.<text:tab/>(IK)</text:p>
      <text:p text:style-name="P59"/>
      <text:p text:style-name="P59"/>
      <text:p text:style-name="P59"/>
      <text:p text:style-name="P61">Without Task IDs <text:span text:style-name="T5">and launch file</text:span>:</text:p>
      <text:p text:style-name="P59"/>
      <text:p text:style-name="P70">cd ~/daad<text:span text:style-name="T26">bot</text:span>_ws</text:p>
      <text:p text:style-name="P70">colcon build</text:p>
      <text:p text:style-name="P70">source install/setup.bash</text:p>
      <text:p text:style-name="P70">ros2 launch daadbot_desc gazebo.launch.py</text:p>
      <text:p text:style-name="P70"/>
      <text:p text:style-name="P70"/>
      <text:p text:style-name="P70">cd ~/daad<text:span text:style-name="T26">bot</text:span>_ws</text:p>
      <text:p text:style-name="P70">colcon build</text:p>
      <text:p text:style-name="P70">source install/setup.bash</text:p>
      <text:p text:style-name="P70">ros2 launch daadbot_controller controller.launch.py</text:p>
      <text:p text:style-name="P70"/>
      <text:p text:style-name="P70"/>
      <text:p text:style-name="P70">cd ~/daad<text:span text:style-name="T26">bot</text:span>_ws</text:p>
      <text:p text:style-name="P70">colcon build</text:p>
      <text:p text:style-name="P70">source install/setup.bash</text:p>
      <text:p text:style-name="P70">ros2 launch daadbot_moveit moveit.launch.py</text:p>
      <text:p text:style-name="P70"/>
      <text:p text:style-name="P70"/>
      <text:p text:style-name="P70">cd ~/daad<text:span text:style-name="T26">bot</text:span>_ws</text:p>
      <text:p text:style-name="P70">colcon build</text:p>
      <text:p text:style-name="P70">source install/setup.bash</text:p>
      <text:p text:style-name="P73">ros2 run moveit_pose hand_pose_node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2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69">source ~/mediapipe_pose/bin/activate</text:p>
      <text:p text:style-name="P69">cd ~/<text:span text:style-name="T7">daadbot</text:span>_ws</text:p>
      <text:p text:style-name="P69">colcon build</text:p>
      <text:p text:style-name="P69">source install/setup.bash</text:p>
      <text:p text:style-name="P69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3">cd ~/mujoco_ws</text:p>
      <text:p text:style-name="P29">colcon build</text:p>
      <text:p text:style-name="P29">source install/setup.bash</text:p>
      <text:p text:style-name="P63">ros2 launch mujoco_demo_robot cart_effort.launch.p<text:span text:style-name="T16">y</text:span></text:p>
      <text:p text:style-name="P63"/>
      <text:p text:style-name="P64">cd ~/mujoco_ws</text:p>
      <text:p text:style-name="P30">colcon build</text:p>
      <text:p text:style-name="P30">source install/setup.bash</text:p>
      <text:p text:style-name="P63">ros2 run mujoco_ros2_control_demos example_effort</text:p>
      <text:p text:style-name="P63"/>
      <text:p text:style-name="P63"/>
      <text:p text:style-name="P65">cd ~/mujoco<text:span text:style-name="T17">2</text:span>_ws</text:p>
      <text:p text:style-name="P31">colcon build</text:p>
      <text:p text:style-name="P31">source install/setup.bash</text:p>
      <text:p text:style-name="P63">ros2 launch kuka_velocity_control mujoco.py</text:p>
      <text:p text:style-name="P63"/>
      <text:p text:style-name="P63"/>
      <text:p text:style-name="P63"/>
      <text:p text:style-name="P63"/>
      <text:p text:style-name="P63"/>
      <text:p text:style-name="P63"/>
      <text:p text:style-name="P66">cd ~/<text:span text:style-name="T18">zdaadbot_ws</text:span></text:p>
      <text:p text:style-name="P32">colcon build</text:p>
      <text:p text:style-name="P32">source install/setup.bash</text:p>
      <text:p text:style-name="P63">ros2 launch mujoco_demo_robot daadbot.launch.py</text:p>
      <text:p text:style-name="P63"/>
      <text:p text:style-name="P63"/>
      <text:p text:style-name="P63"/>
      <text:p text:style-name="P63">source ~/dartpy_env/bin/activate</text:p>
      <text:p text:style-name="P63">python3 /home/maryam-mahmood/dartcode.py</text:p>
      <text:p text:style-name="P63"/>
      <text:p text:style-name="P63"/>
      <text:p text:style-name="P63">xdg-open /opt/ros/jazzy/opt/gz_sim_vendor/share/gz/gz-sim8/worlds</text:p>
      <text:p text:style-name="P63"/>
      <text:p text:style-name="P63">xdg-open /usr/share/ignition/ignition-gazebo6/worlds/</text:p>
      <text:p text:style-name="P63"/>
      <text:p text:style-name="P63">gz sim sensors.sdf</text:p>
      <text:p text:style-name="P63">gz topic -e -t /world/sensors/model/force_torque_demo/joint/joint_01/sensor/force_torque/forcetorque</text:p>
      <text:p text:style-name="P63"/>
      <text:p text:style-name="P63">gz sim /home/maryam-mahmood/custom_gz_worlds/force_torque_demo.sdf</text:p>
      <text:p text:style-name="P63"/>
      <text:p text:style-name="P63"/>
      <text:p text:style-name="P63">gz topic -e -t /world/empty/model/daadbot/joint/joint_1/sensor/ft_sensor_joint_1/forcetorque</text:p>
      <text:p text:style-name="P63"/>
      <text:p text:style-name="P63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67">zdaadbot – For mujoco integration.</text:p>
      <text:p text:style-name="P67">udaadbot - <text:s/>with new hardware interface.</text:p>
      <text:p text:style-name="P67"><text:span text:style-name="T22">x</text:span>daadbot – with gazebo plugin for force-torque. <text:span text:style-name="T22">(only joint_1 for now.</text:span><text:span text:style-name="T24">)</text:span></text:p>
      <text:p text:style-name="P67"/>
      <text:p text:style-name="P67"/>
      <text:p text:style-name="P67"/>
      <text:p text:style-name="P68">Humble:</text:p>
      <text:p text:style-name="P67">ros2 launch realsense2_camera rs_launch.py pointcloud.enable:=true</text:p>
      <text:p text:style-name="P68">rviz2</text:p>
      <text:p text:style-name="P68">pointcloud from depth/<text:span text:style-name="T25">color/points</text:span> topic.</text:p>
      <text:p text:style-name="P67"/>
      <text:p text:style-name="P67"/>
      <text:p text:style-name="P67">python /home/maryammahmood/Documents/IK_URDF/inertia_trimesh</text:p>
      <text:p text:style-name="P67"/>
      <text:p text:style-name="P67"/>
      <text:p text:style-name="P67"/>
      <text:p text:style-name="P67">source ~/pin_env/bin/activate</text:p>
      <text:p text:style-name="P67">python /home/maryammahmood/Documents/IK_URDF/rob_dyn.py</text:p>
      <text:p text:style-name="P67"/>
      <text:p text:style-name="P67"/>
      <text:p text:style-name="P67"/>
      <text:p text:style-name="P67"/>
      <text:p text:style-name="P74">cd ~/ws_moveit2</text:p>
      <text:p text:style-name="P36">source install/setup.bash</text:p>
      <text:p text:style-name="P67">ros2 launch moveit_servo servo_example.launch.py</text:p>
      <text:p text:style-name="P67"/>
      <text:p text:style-name="P75">cd ~/ws_moveit2</text:p>
      <text:p text:style-name="P37">source install/setup.bash</text:p>
      <text:p text:style-name="P67">ros2 service call /servo_node/start_servo std_srvs/srv/Trigger {}</text:p>
      <text:p text:style-name="P67"/>
      <text:p text:style-name="P75">cd ~/ws_moveit2</text:p>
      <text:p text:style-name="P37">source install/setup.bash</text:p>
      <text:p text:style-name="P67">ros2 run moveit2_tutorials servo_keyboard_input</text:p>
      <text:p text:style-name="P67"/>
      <text:p text:style-name="P67"/>
      <text:p text:style-name="P76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77">cd ~/ros2_control_demos</text:p>
      <text:p text:style-name="P39">source install/setup.bash</text:p>
      <text:p text:style-name="P78">ros2 launch ros2_control_demo_example_7 r6bot_controller.launch.py</text:p>
      <text:p text:style-name="P78"/>
      <text:p text:style-name="P78"/>
      <text:p text:style-name="P78"/>
      <text:p text:style-name="P78"><text:soft-page-break/></text:p>
      <text:p text:style-name="P77">cd ~/ros2_control_demos</text:p>
      <text:p text:style-name="P39">source install/setup.bash</text:p>
      <text:p text:style-name="P78">ros2 launch ros2_control_demo_example_7 send_trajectory.launch.py</text:p>
      <text:p text:style-name="P78"/>
      <text:p text:style-name="P79"/>
      <text:p text:style-name="P79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5">cd ~/<text:span text:style-name="T15">x</text:span><text:span text:style-name="T8">daadbot</text:span>_ws</text:p>
      <text:p text:style-name="P85">colcon build</text:p>
      <text:p text:style-name="P85">source install/setup.bash</text:p>
      <text:p text:style-name="P85">ros2 launch daadbot_bringup <text:span text:style-name="T19">sim</text:span>_robot<text:span text:style-name="T12">_table</text:span>.launch.py</text:p>
      <text:p text:style-name="P48"/>
      <text:p text:style-name="P48">ros2 run tf2_ros static_transform_publisher --x 0.04 --y -0.05 --z 0.114463048454132 --roll 1.5707963267949 --pitch 0 --yaw 0 --frame-id Link_1 --child-frame-id daadbot/joint_2/tcp_fts_sensor_joint_2</text:p>
      <text:p text:style-name="P48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0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1"><text:span text:style-name="T30">cd</text:span> <text:span text:style-name="T31">/home/maryammahmood/mujocoMPC/mujoco_mpc/build/bin</text:span></text:p>
      <text:p text:style-name="P84">./mjpc</text:p>
      <text:p text:style-name="P82"><text:line-break/></text:p>
      <text:p text:style-name="P83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49"/>
      <text:p text:style-name="P83"><text:span text:style-name="T30">cd</text:span> <text:span text:style-name="T31">~/mujocoMPC/mujoco_mpc/build/bin</text:span> &amp;&amp; <text:span text:style-name="T30">./mjpc</text:span></text:p>
      <text:p text:style-name="P45"/>
      <text:p text:style-name="P91"/>
      <text:p text:style-name="P93">cd ~/<text:span text:style-name="T32">x</text:span><text:span text:style-name="T18">daadbot_ws</text:span></text:p>
      <text:p text:style-name="P94">colcon build</text:p>
      <text:p text:style-name="P95">source install/setup.bash</text:p>
      <text:p text:style-name="P96">ros2 launch daadbot_bringu<text:span text:style-name="T32">p </text:span>sim_robot_table.launch.py</text:p>
      <text:p text:style-name="P96"/>
      <text:p text:style-name="P96"/>
      <text:p text:style-name="P93">cd ~/<text:span text:style-name="T32">x</text:span><text:span text:style-name="T18">daadbot_ws</text:span></text:p>
      <text:p text:style-name="P94">colcon build</text:p>
      <text:p text:style-name="P95">source install/setup.bash</text:p>
      <text:p text:style-name="P95">ros2 run some_examples_py tf_visualizer</text:p>
      <text:p text:style-name="P95"/>
      <text:p text:style-name="P95"/>
      <text:p text:style-name="P93">cd ~/<text:span text:style-name="T32">x</text:span><text:span text:style-name="T18">daadbot_ws</text:span></text:p>
      <text:p text:style-name="P94">colcon build</text:p>
      <text:p text:style-name="P95">source install/setup.bash</text:p>
      <text:p text:style-name="P95">ros2 run moveit_pose hand_pose_node</text:p>
      <text:p text:style-name="Standard"/>
      <text:p text:style-name="P92">In the git-controlled version.</text:p>
      <text:p text:style-name="P46"><text:line-break/><text:span text:style-name="T33">cd ~/</text:span><text:span text:style-name="T34">x</text:span><text:span text:style-name="T35">daadbot</text:span><text:span text:style-name="T33">_ws</text:span></text:p>
      <text:p text:style-name="P86">colcon build</text:p>
      <text:p text:style-name="P86">source install/setup.bash</text:p>
      <text:p text:style-name="P87">ros2 launch daadbot_bringup sim_robot_table_ws.launch.py</text:p>
      <text:p text:style-name="P87"/>
      <text:p text:style-name="P87"/>
      <text:p text:style-name="P87"/>
      <text:p text:style-name="P87"/>
      <text:p text:style-name="P87"><text:soft-page-break/></text:p>
      <text:p text:style-name="P87">export PYTHONPATH=/home/maryammahmood/anaconda3/envs/vision_ml/lib/python3.10/site-packages:$PYTHONPATH</text:p>
      <text:p text:style-name="P87"/>
      <text:p text:style-name="P71">source install/setup.bash</text:p>
      <text:p text:style-name="P72">ros2 run some_examples_py mpipe</text:p>
      <text:p text:style-name="P72"/>
      <text:p text:style-name="P88"/>
      <text:p text:style-name="P47"><text:span text:style-name="T33">cd ~/</text:span><text:span text:style-name="T34">x</text:span><text:span text:style-name="T35">daadbot</text:span><text:span text:style-name="T33">_ws</text:span></text:p>
      <text:p text:style-name="P90">colcon build</text:p>
      <text:p text:style-name="P88">source install/setup.bash</text:p>
      <text:p text:style-name="P89">ros2 launch daadbot_bringup sim_robot_inverted_pos.launch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1DT20H54M41S</meta:editing-duration>
    <meta:editing-cycles>50</meta:editing-cycles>
    <meta:generator>LibreOffice/7.3.7.2$Linux_X86_64 LibreOffice_project/30$Build-2</meta:generator>
    <dc:date>2025-10-15T12:27:11.363994447</dc:date>
    <meta:document-statistic meta:table-count="0" meta:image-count="2" meta:object-count="0" meta:page-count="15" meta:paragraph-count="351" meta:word-count="1012" meta:character-count="11367" meta:non-whitespace-character-count="10689"/>
  </office:meta>
</office:document-meta>
</file>